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padding="0.0193in" fo:border="0.0008in solid #d9d9e3"/>
    </style:style>
    <style:style style:name="P2" style:family="paragraph" style:parent-style-name="Text_20_body">
      <style:paragraph-properties fo:padding="0.0193in" fo:border="0.0008in solid #d9d9e3"/>
    </style:style>
    <style:style style:name="P3" style:family="paragraph" style:parent-style-name="Text_20_body" style:list-style-name="L1">
      <style:paragraph-properties fo:padding="0.0193in" fo:border="0.0008in solid #d9d9e3"/>
    </style:style>
    <style:style style:name="P4" style:family="paragraph" style:parent-style-name="Text_20_body" style:list-style-name="L2">
      <style:paragraph-properties fo:padding="0.0193in" fo:border="0.0008in solid #d9d9e3"/>
    </style:style>
    <style:style style:name="P5" style:family="paragraph" style:parent-style-name="Text_20_body" style:list-style-name="L3">
      <style:paragraph-properties fo:padding="0.0193in" fo:border="0.0008in solid #d9d9e3"/>
    </style:style>
    <style:style style:name="P6" style:family="paragraph" style:parent-style-name="Text_20_body">
      <style:paragraph-properties fo:margin-top="0in" fo:margin-bottom="0in" fo:line-height="100%" fo:padding="0.0193in" fo:border="0.0008in solid #d9d9e3" style:writing-mode="lr-tb"/>
      <style:text-properties fo:font-variant="normal" fo:text-transform="none" fo:color="#000000" style:text-line-through-style="none" style:font-name="Times New Roman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Глава 8: Работа с сессиями и куки<text:line-break/></text:p>
      <text:p text:style-name="P2">Конечно, глава 8 о работе с сессиями и куками в PHP важна для понимания профессиональной веб-разработки.</text:p>
      <text:h text:style-name="P1" text:outline-level="3">8.1. Сессии в PHP</text:h>
      <text:p text:style-name="P2">Сессии - это механизм, который позволяет сохранять данные о пользователе между различными запросами на сервер. В PHP сессии реализуются с помощью специального идентификатора сессии, который обычно хранится в куках или передается через URL.</text:p>
      <text:list xml:id="list2167144358940248851" text:style-name="L1">
        <text:list-item>
          <text:p text:style-name="P3"><text:span text:style-name="Strong_20_Emphasis">Управление сессиями:</text:span> PHP предоставляет функции для начала, управления и завершения сессии. Это позволяет сохранять данные пользователя, такие как предпочтения, состояние входа и другую информацию.</text:p>
        </text:list-item>
        <text:list-item>
          <text:p text:style-name="P3"><text:span text:style-name="Strong_20_Emphasis">Секретность сессий:</text:span> Важно обеспечить безопасность сессий, чтобы предотвратить их подмену или кражу. Это включает использование защищенных кук, шифрование данных сессии и регулярное обновление идентификаторов сессии.</text:p>
        </text:list-item>
      </text:list>
      <text:h text:style-name="P1" text:outline-level="3">8.2. Куки и их использование</text:h>
      <text:p text:style-name="P2">Куки - это небольшие фрагменты данных, которые сервер отправляет браузеру, а браузер сохраняет их и автоматически отправляет обратно при каждом запросе на сервер.</text:p>
      <text:list xml:id="list422058832513345634" text:style-name="L2">
        <text:list-item>
          <text:p text:style-name="P4"><text:span text:style-name="Strong_20_Emphasis">Установка и чтение куков:</text:span> PHP предоставляет функции для установки, чтения и удаления куков. Это позволяет сохранять данные на стороне клиента и использовать их для идентификации пользователя или хранения предпочтений.</text:p>
        </text:list-item>
        <text:list-item>
          <text:p text:style-name="P4"><text:span text:style-name="Strong_20_Emphasis">Безопасность куков:</text:span> Куки также требуют обеспечения безопасности. Это включает использование защищенных кук (https-only), шифрование чувствительных данных, а также установку правильных параметров безопасности для куков.</text:p>
        </text:list-item>
      </text:list>
      <text:h text:style-name="P1" text:outline-level="3">Значение для профессиональной разработки</text:h>
      <text:p text:style-name="P2">Понимание работы с сессиями и куками в PHP важно для создания безопасных и эффективных веб-приложений:</text:p>
      <text:list xml:id="list2477007159495813708" text:style-name="L3">
        <text:list-item>
          <text:p text:style-name="P5"><text:span text:style-name="Strong_20_Emphasis">Аутентификация и авторизация:</text:span> Использование сессий и куков позволяет аутентифицировать пользователей и предоставлять доступ к различным частям приложения на основе их прав доступа.</text:p>
        </text:list-item>
        <text:list-item>
          <text:p text:style-name="P5"><text:span text:style-name="Strong_20_Emphasis">Сохранение состояния:</text:span> Сессии и куки помогают сохранять состояние приложения между различными запросами, что важно для пользовательского опыта и работы с данными пользователя.</text:p>
        </text:list-item>
        <text:list-item>
          <text:p text:style-name="P5"><text:span text:style-name="Strong_20_Emphasis">Управление данными:</text:span> Благодаря сессиям и кукам можно эффективно управлять данными на стороне клиента, улучшая персонализацию и функциональность приложения.</text:p>
        </text:list-item>
      </text:list>
      <text:p text:style-name="P2">Глубокое понимание этих механизмов в PHP поможет вам создавать безопасные, эффективные и хорошо управляемые веб-приложения, обеспечивая удовлетворение потребностей пользователей и защиту их данных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S</meta:editing-duration>
    <meta:editing-cycles>5</meta:editing-cycles>
    <meta:generator>OpenOffice/4.1.14$Win32 OpenOffice.org_project/4114m1$Build-9811</meta:generator>
    <dc:date>2023-11-30T21:30:55.39</dc:date>
    <dc:creator>Dima Wide</dc:creator>
    <meta:document-statistic meta:table-count="0" meta:image-count="0" meta:object-count="0" meta:page-count="1" meta:paragraph-count="16" meta:word-count="301" meta:character-count="2284"/>
    <meta:user-defined meta:name="Info 1"/>
    <meta:user-defined meta:name="Info 2"/>
    <meta:user-defined meta:name="Info 3"/>
    <meta:user-defined meta:name="Info 4"/>
  </office:meta>
</office:document-meta>
</file>